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0760000004AF7CED78FEBADDF7A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tarSymbol" svg:font-family="StarSymbo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text-properties officeooo:paragraph-rsid="000f7ccd"/>
    </style:style>
    <style:style style:name="P2" style:family="paragraph" style:parent-style-name="Header">
      <style:paragraph-properties fo:text-align="center" style:justify-single-word="false"/>
      <style:text-properties fo:color="#3333cc" style:font-name="Tahoma" fo:font-size="14pt" fo:font-weight="bold" officeooo:rsid="000f7ccd" officeooo:paragraph-rsid="000f7ccd" style:font-size-asian="14pt" style:font-weight-asian="bold" style:font-name-complex="Tahoma" style:font-size-complex="14pt"/>
    </style:style>
    <style:style style:name="P3" style:family="paragraph" style:parent-style-name="Header">
      <style:paragraph-properties fo:text-align="center" style:justify-single-word="false"/>
      <style:text-properties fo:color="#3333cc" style:font-name="Tahoma" fo:font-size="10pt" fo:font-weight="bold" officeooo:paragraph-rsid="000f7ccd" style:font-size-asian="10pt" style:font-weight-asian="bold" style:font-name-complex="Tahoma" style:font-size-complex="10pt"/>
    </style:style>
    <style:style style:name="P4" style:family="paragraph" style:parent-style-name="Header">
      <style:paragraph-properties fo:text-align="center" style:justify-single-word="false"/>
      <style:text-properties fo:color="#3333cc" style:font-name="Courier New" fo:font-size="13pt" fo:font-weight="bold" officeooo:rsid="000f7ccd" officeooo:paragraph-rsid="000f7ccd" style:font-size-asian="13pt" style:font-weight-asian="bold" style:font-name-complex="Courier New" style:font-size-complex="13pt"/>
    </style:style>
    <style:style style:name="P5" style:family="paragraph" style:parent-style-name="Header">
      <style:paragraph-properties fo:margin-left="0cm" fo:margin-right="2.161cm" fo:text-align="center" style:justify-single-word="false" fo:text-indent="0cm" style:auto-text-indent="false" style:snap-to-layout-grid="false"/>
      <style:text-properties officeooo:paragraph-rsid="000f7ccd"/>
    </style:style>
    <style:style style:name="P6" style:family="paragraph" style:parent-style-name="Standard">
      <loext:graphic-properties draw:fill="none"/>
      <style:paragraph-properties fo:margin-top="0.101cm" fo:margin-bottom="0.049cm" loext:contextual-spacing="false" fo:line-height="115%" fo:background-color="transparent"/>
      <style:text-properties fo:font-weight="bold" officeooo:rsid="00123ae0" officeooo:paragraph-rsid="00123ae0" style:font-weight-asian="bold" style:font-weight-complex="bold"/>
    </style:style>
    <style:style style:name="P7" style:family="paragraph" style:parent-style-name="Standard" style:list-style-name="L1">
      <style:text-properties officeooo:rsid="00124a99" officeooo:paragraph-rsid="00134503"/>
    </style:style>
    <style:style style:name="P8" style:family="paragraph" style:parent-style-name="Standard" style:list-style-name="L1">
      <style:text-properties officeooo:rsid="00144343" officeooo:paragraph-rsid="0011bcbd"/>
    </style:style>
    <style:style style:name="P9" style:family="paragraph" style:parent-style-name="Standard">
      <style:text-properties officeooo:rsid="00168781" officeooo:paragraph-rsid="00168781"/>
    </style:style>
    <style:style style:name="P10" style:family="paragraph" style:parent-style-name="Standard" style:list-style-name="L1" style:master-page-name="">
      <loext:graphic-properties draw:fill="none"/>
      <style:paragraph-properties fo:margin-left="2.101cm" fo:margin-right="0cm" fo:text-indent="-0.801cm" style:auto-text-indent="false" style:page-number="auto" fo:background-color="transparent"/>
      <style:text-properties officeooo:rsid="00134503" officeooo:paragraph-rsid="00134503"/>
    </style:style>
    <style:style style:name="P11" style:family="paragraph" style:parent-style-name="Standard" style:list-style-name="L1">
      <loext:graphic-properties draw:fill="none"/>
      <style:paragraph-properties fo:margin-left="2.101cm" fo:margin-right="0cm" fo:text-indent="-0.801cm" style:auto-text-indent="false" fo:background-color="transparent"/>
      <style:text-properties officeooo:rsid="00134503" officeooo:paragraph-rsid="00134503"/>
    </style:style>
    <style:style style:name="T1" style:family="text">
      <style:text-properties officeooo:rsid="000f7ccd"/>
    </style:style>
    <style:style style:name="T2" style:family="text">
      <style:text-properties officeooo:rsid="00127799"/>
    </style:style>
    <style:style style:name="T3" style:family="text">
      <style:text-properties officeooo:rsid="001685fc"/>
    </style:style>
    <style:style style:name="T4" style:family="text">
      <style:text-properties style:text-position="super 58%" officeooo:rsid="001685fc"/>
    </style:style>
    <style:style style:name="T5" style:family="text">
      <style:text-properties officeooo:rsid="00168781"/>
    </style:style>
    <style:style style:name="T6" style:family="text">
      <style:text-properties officeooo:rsid="001953a9"/>
    </style:style>
    <style:style style:name="T7" style:family="text">
      <style:text-properties officeooo:rsid="001b3b5e"/>
    </style:style>
    <style:style style:name="T8" style:family="text">
      <style:text-properties officeooo:rsid="001c46b9"/>
    </style:style>
    <style:style style:name="fr1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from-left" style:horizontal-rel="paragraph" fo:background-color="#ffffff" draw:fill="solid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text:list-style style:name="L1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638818076" text:style-name="L1">
        <text:list-item>
          <text:p text:style-name="P7"><text:span text:style-name="T5">Se desea</text:span> programar “el juego de <text:span text:style-name="T5">la ruleta de la fortuna</text:span>” en PSe Int utilizando programación modular. <text:span text:style-name="T2">Para ello, en el programa principal definirá una matriz de 10x10. Además, solicitará al Jugador1 el texto que deberá buscar el Jugador2 (la aplicación debe controlar que sea menor a 100 letras, para solicitar nuevo mensaje si no lo es). <text:s/>Este mensaje, que se introducirá en la matriz original con todos los valores iniacializados a V (de Vacio), se desplegará letra a letra en la matriz, sustituyendo las “V” por la letra correspondiente en mayúsculas, o espacio en blanco si lo hubiera. A partir de ahí, en cada movimiento del Jugador 2 (único que juega), se solicitará una consonante (el programa debe controlar que se consonante). Tras cada consonante, el programa debe mostrar el tablero de juego, con X donde deba ir letra. Este tablero de juego mostrará solo el número de líneas correspondiente al mensaje de juego, mostrando V en los espacios existentes tras la finalización del mensaje. (p.ej.: si tiene 43 letras, contando blancos, solo mostrará 5 líneas). Consideraciones:</text:span></text:p>
          <text:list>
            <text:list-item>
              <text:p text:style-name="P10"><text:span text:style-name="T6">Jugador 2 puede fallar en 3 consonantes</text:span>. <text:span text:style-name="T6">El cuarto error supondrá la finalización del juego.</text:span></text:p>
            </text:list-item>
            <text:list-item>
              <text:p text:style-name="P11"><text:span text:style-name="T6">Puede solicitar una vocal. El programa controlará que no pida ninguna más</text:span>.</text:p>
            </text:list-item>
            <text:list-item>
              <text:p text:style-name="P11"><text:span text:style-name="T6">Debe aparecer en cada jugada un mensaje solicitando resolver</text:span>. <text:span text:style-name="T7">Sólo la pulsación de la tecla “s” llevará a resolver. Si falla el jugador, se seguirá jugando si quedan consonantes. El intento de resolución fallido es equivalente a fallar con una consonante.</text:span></text:p>
              <text:list>
                <text:list-item>
                  <text:list>
                    <text:list-item>
                      <text:list>
                        <text:list-header>
                          <text:p text:style-name="P8"/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6">NOTA: <text:span text:style-name="T8">Dado el tiempo a emplear en resolverlo, se os entrega el esquema del programa con algunos fragmentos de código válidos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tarSymbol" svg:font-family="StarSymbo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1" style:family="table">
      <style:table-properties style:width="15.923cm" fo:margin-left="0.453cm" table:align="left" style:writing-mode="lr-tb"/>
    </style:style>
    <style:style style:name="Tabla1.A" style:family="table-column">
      <style:table-column-properties style:column-width="2.91cm"/>
    </style:style>
    <style:style style:name="Tabla1.B" style:family="table-column">
      <style:table-column-properties style:column-width="9.405cm"/>
    </style:style>
    <style:style style:name="Tabla1.C" style:family="table-column">
      <style:table-column-properties style:column-width="3.607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91cm" fo:padding-right="0.191cm" fo:padding-top="0cm" fo:padding-bottom="0cm" fo:border="0.5pt solid #3333cc" style:writing-mode="lr-tb"/>
    </style:style>
    <style:style style:name="Tabla1.B1" style:family="table-cell">
      <style:table-cell-properties style:vertical-align="middle" fo:padding-left="0.191cm" fo:padding-right="0.191cm" fo:padding-top="0cm" fo:padding-bottom="0cm" fo:border="0.5pt solid #3333cc" style:writing-mode="lr-tb"/>
    </style:style>
    <style:style style:name="MP1" style:family="paragraph" style:parent-style-name="Header">
      <style:text-properties officeooo:paragraph-rsid="000f7ccd"/>
    </style:style>
    <style:style style:name="MP2" style:family="paragraph" style:parent-style-name="Header">
      <style:paragraph-properties fo:margin-left="0cm" fo:margin-right="2.161cm" fo:text-align="center" style:justify-single-word="false" fo:text-indent="0cm" style:auto-text-indent="false" style:snap-to-layout-grid="false"/>
      <style:text-properties officeooo:paragraph-rsid="000f7ccd"/>
    </style:style>
    <style:style style:name="MP3" style:family="paragraph" style:parent-style-name="Header">
      <style:paragraph-properties fo:text-align="center" style:justify-single-word="false"/>
      <style:text-properties fo:color="#3333cc" style:font-name="Tahoma" fo:font-size="14pt" fo:font-weight="bold" officeooo:rsid="000f7ccd" officeooo:paragraph-rsid="000f7ccd" style:font-size-asian="14pt" style:font-weight-asian="bold" style:font-name-complex="Tahoma" style:font-size-complex="14pt"/>
    </style:style>
    <style:style style:name="MP4" style:family="paragraph" style:parent-style-name="Header">
      <style:paragraph-properties fo:text-align="center" style:justify-single-word="false"/>
      <style:text-properties fo:color="#3333cc" style:font-name="Tahoma" fo:font-size="10pt" fo:font-weight="bold" officeooo:paragraph-rsid="000f7ccd" style:font-size-asian="10pt" style:font-weight-asian="bold" style:font-name-complex="Tahoma" style:font-size-complex="10pt"/>
    </style:style>
    <style:style style:name="MP5" style:family="paragraph" style:parent-style-name="Header">
      <style:paragraph-properties fo:text-align="center" style:justify-single-word="false"/>
      <style:text-properties fo:color="#3333cc" style:font-name="Courier New" fo:font-size="13pt" fo:font-weight="bold" officeooo:rsid="000f7ccd" officeooo:paragraph-rsid="000f7ccd" style:font-size-asian="13pt" style:font-weight-asian="bold" style:font-name-complex="Courier New" style:font-size-complex="13pt"/>
    </style:style>
    <style:style style:name="MP6" style:family="paragraph" style:parent-style-name="Standard">
      <style:text-properties officeooo:rsid="00168781" officeooo:paragraph-rsid="00168781"/>
    </style:style>
    <style:style style:name="MT1" style:family="text">
      <style:text-properties officeooo:rsid="001685fc"/>
    </style:style>
    <style:style style:name="MT2" style:family="text">
      <style:text-properties style:text-position="super 58%" officeooo:rsid="001685fc"/>
    </style:style>
    <style:style style:name="MT3" style:family="text">
      <style:text-properties officeooo:rsid="000f7ccd"/>
    </style:style>
    <style:style style:name="Mfr1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from-left" style:horizontal-rel="paragraph" fo:background-color="#ffffff" draw:fill="solid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  <table:table table:name="Tabla1" table:style-name="Tabla1">
          <table:table-column table:style-name="Tabla1.A"/>
          <table:table-column table:style-name="Tabla1.B"/>
          <table:table-column table:style-name="Tabla1.C"/>
          <table:table-row table:style-name="Tabla1.1">
            <table:table-cell table:style-name="Tabla1.A1" table:number-rows-spanned="2" office:value-type="string">
              <text:p text:style-name="MP2"><draw:frame draw:style-name="Mfr1" draw:name="Imagen1" text:anchor-type="char" svg:x="0.009cm" svg:y="0.159cm" svg:width="2.45cm" svg:height="1.937cm" draw:z-index="0"><draw:image xlink:href="Pictures/10000000000000760000004AF7CED78FEBADDF7A.jpg" xlink:type="simple" xlink:show="embed" xlink:actuate="onLoad" loext:mime-type="image/jpeg"/></draw:frame></text:p>
            </table:table-cell>
            <table:table-cell table:style-name="Tabla1.B1" office:value-type="string">
              <text:p text:style-name="MP3">LIBRE CONFIGURACIÓN - PROGRAMACIÓN</text:p>
            </table:table-cell>
            <table:table-cell table:style-name="Tabla1.B1" office:value-type="string">
              <text:p text:style-name="MP4">IES Julio Verne</text:p>
            </table:table-cell>
          </table:table-row>
          <table:table-row table:style-name="Tabla1.1">
            <table:covered-table-cell/>
            <table:table-cell table:style-name="Tabla1.B1" office:value-type="string">
              <text:p text:style-name="MP5">Ejercicio Práctico – <text:span text:style-name="MT1">1</text:span><text:span text:style-name="MT2">er</text:span> Trimestre <text:span text:style-name="MT1">(Parcial)</text:span></text:p>
            </table:table-cell>
            <table:table-cell table:style-name="Tabla1.B1" office:value-type="string">
              <text:p text:style-name="MP4">CURSO 20<text:span text:style-name="MT3">21</text:span>/202<text:span text:style-name="MT1">2</text:span></text:p>
            </table:table-cell>
          </table:table-row>
        </table:table>
        <text:p text:style-name="MP6"><text:s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1T12:21:58.535300280</meta:creation-date>
    <dc:date>2021-12-08T20:35:51.920336375</dc:date>
    <meta:editing-duration>PT5H28M43S</meta:editing-duration>
    <meta:editing-cycles>10</meta:editing-cycles>
    <meta:generator>LibreOffice/6.0.7.3$Linux_X86_64 LibreOffice_project/00m0$Build-3</meta:generator>
    <meta:document-statistic meta:table-count="1" meta:image-count="1" meta:object-count="0" meta:page-count="1" meta:paragraph-count="11" meta:word-count="286" meta:character-count="1757" meta:non-whitespace-character-count="1478"/>
  </office:meta>
</office:document-meta>
</file>